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JXPathAdapter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Adapter.generateItem( Repeater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JXPathAdapter.sortBy( String fie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rmalOrderJXPathSorte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rmalOrderJXPathSorter.setCollection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eaterJXPathAdapter.setBinding( EnhancedRepeaterJXPath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Adapter.findPathFor( String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eaterJXPathSorter.setCollection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eaterJXPathAdapter.setCollection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eaterJXPathSorter.compare( Object o1 , Object o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eaterJXPathFilter.setFilter( String field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eaterJXPathFilter.shouldDisplay( RepeaterItem it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eaterJXPathSorter.RepeaterJXPathSorter( String path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JXPathAdapter.setJXCollection( RepeaterJXPath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Adapter.populateRow( Repeater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JXPathAdapter.getItem(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